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subtitle">
      <style:graphic-properties draw:fill-color="#ffffff" draw:auto-grow-height="true" fo:min-height="19.263cm"/>
    </style:style>
    <style:style style:name="pr7" style:family="presentation" style:parent-style-name="Default-subtitle">
      <style:graphic-properties draw:fill-color="#ffffff" draw:auto-grow-height="true" fo:min-height="14.098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0pt"/>
    </style:style>
    <style:style style:name="P4" style:family="paragraph">
      <style:paragraph-properties fo:line-height="150%"/>
    </style:style>
    <style:style style:name="P5" style:family="paragraph">
      <style:text-properties fo:font-size="26pt" style:font-size-asian="36pt" style:font-size-complex="3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3" style:family="text">
      <style:text-properties style:font-name="Segoe UI4" fo:font-style="normal" style:font-name-asian="Segoe UI4" style:font-style-asian="normal" style:font-name-complex="Segoe UI4" style:font-style-complex="normal"/>
    </style:style>
    <style:style style:name="T4" style:family="text">
      <style:text-properties style:font-name="Segoe UI2" style:font-name-asian="Segoe UI4" style:font-name-complex="Segoe UI4"/>
    </style:style>
    <style:style style:name="T5" style:family="text">
      <style:text-properties style:text-position="-33% 58%"/>
    </style:style>
    <style:style style:name="T6" style:family="text">
      <style:text-properties fo:font-size="24pt"/>
    </style:style>
    <style:style style:name="T7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style:text-position="-33% 58%" fo:font-size="32pt" style:font-size-asian="32pt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style:text-position="-33% 58%" fo:font-style="normal" style:font-style-asian="normal" style:font-style-complex="normal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ize="32pt" fo:font-style="italic" style:font-size-asian="32pt" style:font-style-asian="italic" style:font-size-complex="32pt" style:font-style-complex="italic"/>
    </style:style>
    <style:style style:name="T16" style:family="text">
      <style:text-properties style:font-name="Segoe UI4" fo:font-size="32pt" fo:font-style="italic" fo:font-weight="normal" style:font-name-asian="Segoe UI4" style:font-size-asian="32pt" style:font-style-asian="italic" style:font-weight-asian="normal" style:font-name-complex="Segoe UI4" style:font-size-complex="32pt" style:font-style-complex="italic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26pt" style:font-size-asian="36pt" style:font-size-complex="36pt"/>
    </style:style>
    <style:style style:name="T21" style:family="text">
      <style:text-properties fo:font-size="2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Polarkoordinat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In Polarkoordinaten wird ein <text:span text:style-name="T1">Punkt</text:span> in einer <text:span text:style-name="T1">Ebene</text:span> durch den Abstand <text:span text:style-name="T1">r</text:span> zum Ursprung und den Winkel <text:span text:style-name="T2">ϑ</text:span><text:span text:style-name="T3"> </text:span>zu einer Richtung eindeutig festgelegt.<text:line-break/><text:line-break/>Die Komponenten eines Ortsvektors in Polarkoordinaten sind daher eine Längenangabe <text:span text:style-name="T1">r</text:span> und eine Winkelangabe <text:span text:style-name="T2">ϑ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transformiert man die Komponenten eines Vektors von kartesischen in polare Koordina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6.379cm" svg:height="4.434cm" svg:x="10.81cm" svg:y="8.282cm">
          <text:p/>
          <draw:object xlink:href="../Transformation%20kartesisch-polar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transformiert man die Komponenten eines Vektors von polaren in kartesische Koordina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4.579cm" svg:height="2.702cm" svg:x="11.71cm" svg:y="9.148cm">
          <text:p/>
          <draw:object xlink:href="../Transformation%20polar-kartesisch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o und warum sind Polarkoordinaten von Vortei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der Beschreibung von Kreisbewegungen:</text:p>
            <text:p/>
            <text:p>Bei einer einfachen Kreisbewegung ändert sich der Radius <text:span text:style-name="T1">r</text:span> nicht, so kann die Bewegung mit nur einer Variablen, dem Winkel <text:span text:style-name="T2">ϑ</text:span><text:span text:style-name="T4"> beschrieben werden.</text:span></text:p>
            <text:p><text:span text:style-name="T4"/></text:p>
            <text:p><text:span text:style-name="T4">Zweidimensionale Probleme (in einer Ebene) werden so auf ein eindimensionales Problem zurückgefüh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Radia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Angabe zur Größe eines ebenen Winkels:</text:p>
            <text:p><text:line-break/>Der Winkel in Radiant ist die Länge eines Kreisbogens geteilt durch den Radius des Kreise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imension (Einheit) hat ein Radia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es ein Verhältnis von Länge und Radius ist, ist das Radiant <text:span text:style-name="T1">dimensionslos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die Winkelverschiebung <text:span text:style-name="T2">φ</text:span><text:span text:style-name="T4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Analog zur Verschiebung entlang einer eindimensionalen Linie entspricht die Winkelverschiebung <text:span text:style-name="T2">φ</text:span> der <text:span text:style-name="T1">gerichteten</text:span> Differenz zweier Winkel mit dem Betrag:</text:p>
            <text:p/>
            <text:p/>
            <text:p>Die Richtung wird, wie im eindimensionalen linearen Fall, durch das Vorzeichen festgelegt.</text:p>
          </draw:text-box>
        </draw:frame>
        <draw:frame draw:style-name="gr2" draw:text-style-name="P1" draw:layer="layout" svg:width="6.027cm" svg:height="1.138cm" svg:x="10.986cm" svg:y="10.93cm">
          <text:p/>
          <draw:object xlink:href="../Betrag%20der%20Winkelverschiebung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Winkelgeschwindigkeit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ie Änderung der Winkelverschiebung mit der Zeit:</text:p>
          </draw:text-box>
        </draw:frame>
        <draw:frame draw:style-name="gr2" draw:text-style-name="P1" draw:layer="layout" svg:width="4.038cm" svg:height="2.535cm" svg:x="11.98cm" svg:y="13.232cm">
          <text:p/>
          <draw:object xlink:href="../Winkelgeschwindigkeit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rechnet man Winkel- in Tangentialgeschwindigkeit um?</text:p>
          </draw:text-box>
        </draw:frame>
        <draw:frame presentation:style-name="pr6" draw:layer="layout" svg:width="25.199cm" svg:height="19.263cm" svg:x="1.4cm" svg:y="1.373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x</text:span> ist die gewöhnliche eindimensionale Verschiebung <text:span text:style-name="T1">x</text:span> - <text:span text:style-name="T1">x</text:span><text:span text:style-name="T5">0</text:span></text:p>
          </draw:text-box>
        </draw:frame>
        <draw:frame draw:style-name="gr2" draw:text-style-name="P1" draw:layer="layout" svg:width="16.256cm" svg:height="13.094cm" svg:x="5.871cm" svg:y="5.952cm">
          <text:p/>
          <draw:object xlink:href="../Umrechnung%20von%20Winkel-%20in%20Tangentialgeschwindigkeit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Periode einer Kreisbewegung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6">Die Zeit, die erforderlich ist um eine Kreisbewegung zu vollenden (also wieder den Anfang zu erreiche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Frequenz einer Kreisbeweg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Anzahl von Rotationen innerhalb eines gegebenen Zeitintervall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Periode und Frequenz zueinande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umgekehrt proportional zueinander, </text:p>
            <text:p>d.h. je größer die Frequenz desto kürzer die Periode und umgekehrt</text:p>
          </draw:text-box>
        </draw:frame>
        <draw:frame draw:style-name="gr2" draw:text-style-name="P1" draw:layer="layout" svg:width="3.351cm" svg:height="2.535cm" svg:x="12.324cm" svg:y="14.232cm">
          <text:p/>
          <draw:object xlink:href="../Frequenz%20zu%20Periode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Durchschnittsgeschwindigkeit bei einer Kreis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20.404cm" svg:height="12.015cm" svg:x="3.797cm" svg:y="5.492cm">
          <text:p/>
          <draw:object xlink:href="../Durchschnittsgeschwindigkeit%20der%20Rotatio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Zentripetalbeschleunig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ie Beschleunigung, die einen Punkt auf eine Kreisbahn führt 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durch wird die Zentripetalbeschleunigung verursach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wird durch eine äußere Kraft, beispielsweise eine Schnur oder Gravitation, verursacht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etzt sich der Vektor der Zentripetalbeschleunigung zusamm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a</text:span><text:span text:style-name="T8">z</text:span><text:span text:style-name="T9"> = -</text:span><text:span text:style-name="T10">a</text:span><text:span text:style-name="T8">z</text:span><text:span text:style-name="T9"> </text:span><text:span text:style-name="T7">e</text:span><text:span text:style-name="T8">r</text:span></text:p>
            <text:p/>
            <text:p/>
            <text:p>Aus dem Betrag <text:span text:style-name="T1">a</text:span><text:span text:style-name="T11">z</text:span><text:span text:style-name="T12"> und der Richtung.</text:span></text:p>
            <text:p><text:span text:style-name="T12">Die Richtung entspricht der entgegengesetzten Richtung von </text:span><text:span text:style-name="T13">r</text:span><text:span text:style-name="T12">, also dem Einheitsvektor </text:span><text:span text:style-name="T13">e</text:span><text:span text:style-name="T11">r</text:span><text:span text:style-name="T12"> mit negativem Vorzeic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rechnet sich der Betrag der Zentripetalbeschleuni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3.764cm" svg:height="2.751cm" svg:x="12.117cm" svg:y="9.124cm">
          <text:p/>
          <draw:object xlink:href="../Betrag%20der%20Zentripetalbeschleunigung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Winkelbeschleunigung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nalog zur Beschleunigung ist die Änderungsrate der Winkelgeschwindigkeit:</text:p>
          </draw:text-box>
        </draw:frame>
        <draw:frame draw:style-name="gr2" draw:text-style-name="P1" draw:layer="layout" svg:width="7.609cm" svg:height="2.967cm" svg:x="10.195cm" svg:y="13.016cm">
          <text:p/>
          <draw:object xlink:href="../Winkelbeschleunigung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 Richtung zeigt die Winkelbeschleunig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Richtung des Einheitsvektors in tangentialer Richtung:</text:p>
            <text:p/>
            <text:p><text:span text:style-name="T7">e</text:span><text:span text:style-name="T8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Gesamtbeschleunigung der Kreisbewegung gegeb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line-break/>Sie setzt sich aus der Zentripetal- und Winkelbeschleunigung zusammen</text:p>
          </draw:text-box>
        </draw:frame>
        <draw:frame draw:style-name="gr2" draw:text-style-name="P1" draw:layer="layout" svg:width="7.383cm" svg:height="1.385cm" svg:x="10.308cm" svg:y="8.807cm">
          <text:p/>
          <draw:object xlink:href="../Gesamtbeschleunigung%20der%20Kreisbewegung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tehen Winkel- und Tangentialbeschleunigung zueinander in Bezug?</text:p>
          </draw:text-box>
        </draw:frame>
        <draw:frame presentation:style-name="pr7" draw:layer="layout" svg:width="25.199cm" svg:height="14.098cm" svg:x="1.4cm" svg:y="3.956cm" presentation:class="subtitle" presentation:user-transformed="true">
          <draw:text-box>
            <text:p><text:span text:style-name="T14"/></text:p>
            <text:p><text:span text:style-name="T14"/></text:p>
            <text:p><text:span text:style-name="T14"/></text:p>
            <text:p><text:span text:style-name="T10">a</text:span><text:span text:style-name="T8">T</text:span><text:span text:style-name="T9"> = </text:span><text:span text:style-name="T15">r</text:span><text:span text:style-name="T9"> </text:span><text:span text:style-name="T16">α</text:span></text:p>
            <text:p/>
            <text:p/>
            <text:p>Die Tangentialbeschleunigung ist linear über den Radius (Abstand zum Mittelpunkt der Drehbewegung) von der Winkelbeschleunigung abhängig</text:p>
            <text:p/>
            <text:p>(je weiter der Punkt vom Zentrum entfernt ist, desto größer ist die Tangentialbeschleunigung)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universelle Gravitationsgesetz?</text:p>
          </draw:text-box>
        </draw:frame>
        <draw:frame presentation:style-name="pr2" draw:layer="layout" svg:width="25.199cm" svg:height="12.18cm" svg:x="1.4cm" svg:y="4.914cm" presentation:class="subtitle">
          <draw:text-box>
            <text:p>Zwei beliebige Körper ziehen sich aufgrund ihrer Masse mit <text:span text:style-name="T1">entgegengesetzt</text:span> gleicher Kraft an – der <text:span text:style-name="T17">Schwerkra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Betrag hat die Schwerkraft zwischen zwei Körpern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/>
            <text:p>mit <text:span text:style-name="T1">r</text:span>: dem Abstand der beiden Körper und der universellen Gravitationskonstante <text:span text:style-name="T1">G</text:span></text:p>
          </draw:text-box>
        </draw:frame>
        <draw:frame draw:style-name="gr2" draw:text-style-name="P1" draw:layer="layout" svg:width="7.071cm" svg:height="3.014cm" svg:x="10.464cm" svg:y="8.992cm">
          <text:p/>
          <draw:object xlink:href="../Schwerkraft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Richtung und Betrag hat die Schwerkraft <text:span text:style-name="T18">zwischen zwei Körpern</text:span>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25cm" svg:height="11.45cm" svg:x="1.631cm" svg:y="6.917cm">
          <text:p/>
          <draw:object xlink:href="../Richtung%20der%20Schwerkraft%20besser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Betrag und welche Richtung hat die Schwerkraft zwischen zwei Körper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Auf jeden Körper wirkt vom Betrag her die gleiche Kraft (Gegenseitigkeit der Kräfte). </text:p>
            <text:p>Sie zeigt jeweils in Richtung des anderen Körpers.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ie Schwerkraft in jeder Höhe (Entfernung) von einem Körper glei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sie nimmt mit dem Quadrat zur Entfernung ab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groß ist die Erdbeschleunig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 text:style-name="P4">Vergleich von <text:span text:style-name="T1">F</text:span> = <text:span text:style-name="T1">m</text:span> <text:span text:style-name="T1">a</text:span> und <text:tab/><text:tab/><text:tab/><text:tab/><text:tab/><text:tab/>, wobei <text:span text:style-name="T1">m</text:span> = <text:span text:style-name="T1">m</text:span><text:span text:style-name="T5">1</text:span> und <text:span text:style-name="T1">m</text:span><text:span text:style-name="T5">2</text:span> = <text:span text:style-name="T1">m</text:span><text:span text:style-name="T5">Erde</text:span> , zeigt:</text:p>
          </draw:text-box>
        </draw:frame>
        <draw:frame draw:style-name="gr2" draw:text-style-name="P1" draw:layer="layout" svg:width="7.071cm" svg:height="3.014cm" svg:x="11.664cm" svg:y="8.452cm">
          <text:p/>
          <draw:object xlink:href="../Schwerkraft.odf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1" draw:layer="layout" svg:width="8.576cm" svg:height="3.014cm" svg:x="9.711cm" svg:y="13.992cm">
          <text:p/>
          <draw:object xlink:href="../Erdbeschleunigung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ie Formel<text:span text:style-name="T19"> für die potentielle Energie</text:span> <text:span text:style-name="T1">U</text:span> = <text:span text:style-name="T1">m </text:span><text:span text:style-name="T1">g </text:span><text:span text:style-name="T1">h</text:span> nur eingeschränkt gülti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sich im allgemeinen die Schwerebeschleunigung mit der Höhe (Entfernung) änd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korrekte Formel für die Potentielle Energie im Gravitations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23.554cm" svg:height="9.873cm" svg:x="2.222cm" svg:y="7.563cm">
          <text:p/>
          <draw:object xlink:href="../Potentielle%20Energie%20im%20Gravitationsfeld%20verbesserte%20Darstellung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 text:style-name="P5"><text:span text:style-name="T20">Warum setzt man bei der Herleitung der potentiellen Energie im Graviationsfeld die Integrationskonstante </text:span><text:span text:style-name="T21">c</text:span><text:span text:style-name="T20"> gleich 0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dadurch für große Abstände der Massen voneinander die potentielle Energie Null wird.</text:p>
            <text:p/>
            <text:p>Wäre <text:span text:style-name="T1">c</text:span> &gt; 0, so würde die potentielle Energie nie Null. Wäre <text:span text:style-name="T1">c</text:span> &lt; 0, so gäbe es einen Punkt, ab dem potentielle Energie negativ würde.</text:p>
          </draw:text-box>
        </draw:frame>
        <draw:frame draw:style-name="gr2" draw:text-style-name="P1" draw:layer="layout" svg:width="18.362cm" svg:height="3.014cm" svg:x="4.818cm" svg:y="14.992cm">
          <text:p/>
          <draw:object xlink:href="../Integral%20zur%20potentiellen%20Energie%20im%20Gravitationsfeld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Fluchtgeschwindigkei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ie Geschwindigkeit, bei der selbst in <text:span text:style-name="T1">unendlichem Abstand</text:span> von der Erde die kinetische Energie nicht vollständig in potentielle Energie umgewandelt werden kann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rechnet man die Fluchtgeschwindigkei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setzt kinetische und potentielle Energie zueinander in Beziehung. Da die kinetische Energie nicht aufgebraucht werden darf, muß die <text:span text:style-name="T1">Gesamtenergie</text:span> größer Null sein:</text:p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31M42S</meta:editing-duration>
    <meta:editing-cycles>11</meta:editing-cycles>
    <meta:generator>LibreOffice/4.3.4.1$Windows_x86 LibreOffice_project/bc356b2f991740509f321d70e4512a6a54c5f243</meta:generator>
    <dc:date>2015-03-06T15:42:40.688000000</dc:date>
    <meta:document-statistic meta:object-count="169"/>
  </office:meta>
</office:document-meta>
</file>